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serif" svg:font-family="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994d" officeooo:paragraph-rsid="0016994d"/>
    </style:style>
    <style:style style:name="P2" style:family="paragraph" style:parent-style-name="Standard">
      <style:text-properties officeooo:rsid="0017c3e8" officeooo:paragraph-rsid="0017c3e8"/>
    </style:style>
    <style:style style:name="P3" style:family="paragraph" style:parent-style-name="Standard">
      <style:text-properties fo:color="#ff7f50" officeooo:rsid="0017c3e8" officeooo:paragraph-rsid="0017c3e8"/>
    </style:style>
    <style:style style:name="P4" style:family="paragraph" style:parent-style-name="Standard">
      <style:text-properties officeooo:rsid="00186f60" officeooo:paragraph-rsid="00186f60"/>
    </style:style>
    <style:style style:name="P5" style:family="paragraph" style:parent-style-name="Standard">
      <style:text-properties officeooo:rsid="0019156f" officeooo:paragraph-rsid="0019156f"/>
    </style:style>
    <style:style style:name="P6" style:family="paragraph" style:parent-style-name="Standard">
      <style:text-properties officeooo:rsid="001aa30a" officeooo:paragraph-rsid="001aa30a"/>
    </style:style>
    <style:style style:name="P7" style:family="paragraph" style:parent-style-name="Standard">
      <style:text-properties officeooo:paragraph-rsid="001aa30a"/>
    </style:style>
    <style:style style:name="P8" style:family="paragraph" style:parent-style-name="Standard">
      <style:text-properties officeooo:rsid="001d121a" officeooo:paragraph-rsid="001d121a"/>
    </style:style>
    <style:style style:name="P9" style:family="paragraph" style:parent-style-name="Standard">
      <style:text-properties officeooo:rsid="001d1552" officeooo:paragraph-rsid="001d1552"/>
    </style:style>
    <style:style style:name="P10" style:family="paragraph" style:parent-style-name="Standard">
      <style:text-properties officeooo:paragraph-rsid="001d1552"/>
    </style:style>
    <style:style style:name="P11" style:family="paragraph" style:parent-style-name="Standard">
      <style:text-properties officeooo:rsid="001d6ced" officeooo:paragraph-rsid="001d6ced"/>
    </style:style>
    <style:style style:name="P12" style:family="paragraph" style:parent-style-name="Standard">
      <style:text-properties fo:color="#778899" officeooo:rsid="001d6ced" officeooo:paragraph-rsid="001d6ced"/>
    </style:style>
    <style:style style:name="P13" style:family="paragraph" style:parent-style-name="Standard">
      <style:text-properties officeooo:rsid="001edfda" officeooo:paragraph-rsid="001edfda"/>
    </style:style>
    <style:style style:name="P14" style:family="paragraph" style:parent-style-name="Standard">
      <style:text-properties officeooo:rsid="00202e36" officeooo:paragraph-rsid="00202e36"/>
    </style:style>
    <style:style style:name="P15" style:family="paragraph" style:parent-style-name="Standard">
      <style:text-properties style:font-name="Courier New" fo:font-size="9pt" officeooo:rsid="0016994d" officeooo:paragraph-rsid="0016994d" style:font-size-asian="9pt" style:font-size-complex="9pt"/>
    </style:style>
    <style:style style:name="P16" style:family="paragraph" style:parent-style-name="Standard">
      <style:text-properties style:font-name="Courier New" fo:font-size="9pt" officeooo:rsid="0016994d" officeooo:paragraph-rsid="0023174e" style:font-size-asian="9pt" style:font-size-complex="9pt"/>
    </style:style>
    <style:style style:name="P17" style:family="paragraph" style:parent-style-name="Standard">
      <style:text-properties style:font-name="Courier New" fo:font-size="9pt" officeooo:rsid="0023174e" officeooo:paragraph-rsid="0023174e" style:font-size-asian="9pt" style:font-size-complex="9pt"/>
    </style:style>
    <style:style style:name="P18" style:family="paragraph" style:parent-style-name="Standard">
      <style:text-properties officeooo:rsid="0023174e" officeooo:paragraph-rsid="0023174e"/>
    </style:style>
    <style:style style:name="P19" style:family="paragraph" style:parent-style-name="Standard">
      <style:text-properties officeooo:rsid="0025a4e5" officeooo:paragraph-rsid="00267d98"/>
    </style:style>
    <style:style style:name="P20" style:family="paragraph" style:parent-style-name="Standard">
      <style:text-properties officeooo:paragraph-rsid="002710c5"/>
    </style:style>
    <style:style style:name="P21" style:family="paragraph" style:parent-style-name="Standard">
      <style:text-properties fo:color="#3cb371" style:text-underline-style="solid" style:text-underline-width="auto" style:text-underline-color="font-color" officeooo:rsid="002710c5" officeooo:paragraph-rsid="002710c5"/>
    </style:style>
    <style:style style:name="P22" style:family="paragraph" style:parent-style-name="Standard">
      <style:text-properties fo:color="#3cb371" officeooo:paragraph-rsid="002710c5"/>
    </style:style>
    <style:style style:name="P23" style:family="paragraph" style:parent-style-name="Standard">
      <style:text-properties fo:color="#3cb371" officeooo:rsid="0026e346" officeooo:paragraph-rsid="0026e346"/>
    </style:style>
    <style:style style:name="P24" style:family="paragraph" style:parent-style-name="Standard">
      <style:text-properties fo:color="#696969" style:text-underline-style="solid" style:text-underline-width="auto" style:text-underline-color="font-color" officeooo:rsid="0028f70a" officeooo:paragraph-rsid="0028f70a"/>
    </style:style>
    <style:style style:name="P25" style:family="paragraph" style:parent-style-name="Standard">
      <style:text-properties fo:color="#696969" officeooo:rsid="0025a4e5" officeooo:paragraph-rsid="00267d98"/>
    </style:style>
    <style:style style:name="P26" style:family="paragraph" style:parent-style-name="Standard">
      <style:text-properties fo:color="#696969" officeooo:rsid="0025a4e5" officeooo:paragraph-rsid="002710c5"/>
    </style:style>
    <style:style style:name="P27" style:family="paragraph" style:parent-style-name="Standard">
      <style:text-properties fo:color="#696969" officeooo:paragraph-rsid="00267d98"/>
    </style:style>
    <style:style style:name="P28" style:family="paragraph" style:parent-style-name="Standard">
      <style:text-properties fo:color="#696969" officeooo:rsid="002710c5" officeooo:paragraph-rsid="002710c5"/>
    </style:style>
    <style:style style:name="P29" style:family="paragraph" style:parent-style-name="Standard">
      <style:text-properties officeooo:rsid="002adefa" officeooo:paragraph-rsid="002adefa"/>
    </style:style>
    <style:style style:name="P30" style:family="paragraph" style:parent-style-name="Standard">
      <style:text-properties officeooo:rsid="002bdc9d" officeooo:paragraph-rsid="002bdc9d"/>
    </style:style>
    <style:style style:name="P31" style:family="paragraph" style:parent-style-name="Standard">
      <style:text-properties officeooo:rsid="002c4718" officeooo:paragraph-rsid="002adefa"/>
    </style:style>
    <style:style style:name="P32" style:family="paragraph" style:parent-style-name="Standard">
      <style:text-properties officeooo:rsid="002c4718" officeooo:paragraph-rsid="002c4718"/>
    </style:style>
    <style:style style:name="T1" style:family="text">
      <style:text-properties fo:color="#708090"/>
    </style:style>
    <style:style style:name="T2" style:family="text">
      <style:text-properties officeooo:rsid="0017c3e8"/>
    </style:style>
    <style:style style:name="T3" style:family="text">
      <style:text-properties style:text-underline-style="solid" style:text-underline-width="auto" style:text-underline-color="font-color"/>
    </style:style>
    <style:style style:name="T4" style:family="text">
      <style:text-properties officeooo:rsid="0019156f"/>
    </style:style>
    <style:style style:name="T5" style:family="text">
      <style:text-properties officeooo:rsid="001a8945"/>
    </style:style>
    <style:style style:name="T6" style:family="text">
      <style:text-properties officeooo:rsid="001aa30a"/>
    </style:style>
    <style:style style:name="T7" style:family="text">
      <style:text-properties officeooo:rsid="001bba1c"/>
    </style:style>
    <style:style style:name="T8" style:family="text">
      <style:text-properties fo:color="#778899" officeooo:rsid="001d121a"/>
    </style:style>
    <style:style style:name="T9" style:family="text">
      <style:text-properties fo:color="#ff4200"/>
    </style:style>
    <style:style style:name="T10" style:family="text">
      <style:text-properties officeooo:rsid="001d1552"/>
    </style:style>
    <style:style style:name="T11" style:family="text">
      <style:text-properties officeooo:rsid="001d6ced"/>
    </style:style>
    <style:style style:name="T12" style:family="text">
      <style:text-properties officeooo:rsid="00216e4c"/>
    </style:style>
    <style:style style:name="T13" style:family="text">
      <style:text-properties officeooo:rsid="0023174e"/>
    </style:style>
    <style:style style:name="T14" style:family="text">
      <style:text-properties officeooo:rsid="00235fe4"/>
    </style:style>
    <style:style style:name="T15" style:family="text">
      <style:text-properties officeooo:rsid="002373ca"/>
    </style:style>
    <style:style style:name="T16" style:family="text">
      <style:text-properties fo:background-color="transparent" loext:char-shading-value="0"/>
    </style:style>
    <style:style style:name="T17" style:family="text">
      <style:text-properties officeooo:rsid="0026e346" fo:background-color="transparent" loext:char-shading-value="0"/>
    </style:style>
    <style:style style:name="T18" style:family="text">
      <style:text-properties officeooo:rsid="00186f60" fo:background-color="transparent" loext:char-shading-value="0"/>
    </style:style>
    <style:style style:name="T19" style:family="text">
      <style:text-properties officeooo:rsid="002adefa" fo:background-color="transparent" loext:char-shading-value="0"/>
    </style:style>
    <style:style style:name="T20" style:family="text">
      <style:text-properties officeooo:rsid="002bdc9d" fo:background-color="transparent" loext:char-shading-value="0"/>
    </style:style>
    <style:style style:name="T21" style:family="text">
      <style:text-properties officeooo:rsid="002c4718" fo:background-color="transparent" loext:char-shading-value="0"/>
    </style:style>
    <style:style style:name="T22" style:family="text">
      <style:text-properties officeooo:rsid="0025a4e5"/>
    </style:style>
    <style:style style:name="T23" style:family="text">
      <style:text-properties officeooo:rsid="002710c5"/>
    </style:style>
    <style:style style:name="T24" style:family="text">
      <style:text-properties officeooo:rsid="0028f7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emple de questions – DS Réseaux</text:p>
      <text:p text:style-name="P1"/>
      <text:h text:style-name="Heading_20_2" text:outline-level="2">Exercice 1 – Étude du protocole TFTP</text:h>
      <text:p text:style-name="P1">1.a) Le fichier transféré fait 512+200 octets, soit 712 (<text:span text:style-name="T1">Attention, la description des paquets indique bien qu’il y a au maximum 512 octets de données utiles dans un paquet</text:span>).</text:p>
      <text:p text:style-name="P1">1.b) <text:span text:style-name="T2">Le Bloc 2 est réémis car le serveur n’a pas reçu l’acquittement du bloc (puisque le client ne l’a pas reçu, il n’a pas envoyé d’acquittement).</text:span></text:p>
      <text:p text:style-name="P2">1.c) On peut avoir l’émission d’un bloc de taille nulle dans le cas où le fichier fait une taille multiple de 512 octets (tailleFichier % 512 == 0)</text:p>
      <text:p text:style-name="P2"/>
      <text:p text:style-name="P2">2.a) Le bloc 2 est réémis par le serveur parce que son timer interne a expiré, et il a donc considéré le paquet comme perdu (n’ayant pas reçu d’acquittement avant l’expiration de ce timer).</text:p>
      <text:p text:style-name="P3"><text:span text:style-name="T3">Énoncé</text:span> : Un <text:s/>temporisateur est <text:s/>associé à <text:s/>chaque paquet de <text:s/>données <text:s/>et aux acquittements. En <text:s/>cas de sonnerie de ce timer, le paquet <text:s/>ou l’acquittement correspondant est réémis. </text:p>
      <text:p text:style-name="P2">2.b) Deux blocs identiques ont été reçus, donc deux acquittements identiques ont été envoyés, et donc le bloc suivant a bien été envoyé deux fois.</text:p>
      <text:p text:style-name="P3"><text:span text:style-name="T3">Énoncé</text:span> : Le traitement en cas de réception d’un paquet de données ou un acquittement déjà reçu (doublons) provoque le même traitement (émission d’un acquittement dans le premier cas ou émission du paquet suivant dans le second).</text:p>
      <text:p text:style-name="P2">2.c) Les blocs 4 et 5 seront eux aussi émis en double.</text:p>
      <text:p text:style-name="P1"/>
      <text:p text:style-name="P20"><text:span text:style-name="T2">3)</text:span></text:p>
      <text:p text:style-name="P21"><text:span text:style-name="T17">V</text:span><text:span text:style-name="T16">ersion de Volodia :</text:span></text:p>
      <text:p text:style-name="P22"><text:span text:style-name="T17">Entête TFTP = 4 octets.</text:span></text:p>
      <text:p text:style-name="P23"><text:span text:style-name="T16">On ajoute 54 octets pour les autres protocoles + 9,6µs de silence inter-trame + 20µs de délai machine &lt;=&gt; switch &lt;=&gt; machine.</text:span></text:p>
      <text:p text:style-name="P23"><text:span text:style-name="T16">Donc un échange met 8x[(4+54)*2+512] / (10*10⁻⁶) + 2*(20+9,6)*10⁻⁶ = 5,616x10⁻⁴s</text:span></text:p>
      <text:p text:style-name="P23"><text:span text:style-name="T16">Pendant ce temps, on a effectivement transmit 512 octets utiles, donc on a un débit max théorique de :</text:span></text:p>
      <text:p text:style-name="P23"><text:span text:style-name="T16">q = 512 / (5,616 x 10⁻⁴) = 911,7ko/s = 7,29Mbps</text:span></text:p>
      <text:p text:style-name="P19"/>
      <text:p text:style-name="P24">Version d’Alexandre :</text:p>
      <text:p text:style-name="P25">Un bloc = 512 octets. L’entête fait 58 octets (2+2+8+20+18+8). Un paquet fait donc 570 octets.</text:p>
      <text:p text:style-name="P25">Réseau Ethernet à 10Mbps =&gt; 1 250 000 octets par seconde</text:p>
      <text:p text:style-name="P25">Délai de propagation du réseau : 20µs (10µs machines&lt;=&gt;switch/hub).</text:p>
      <text:p text:style-name="P25">Délai inter-trame : 9,6µs</text:p>
      <text:p text:style-name="P25">Taille d’un paquet d’ACK : 58 octets (l’entête seul)</text:p>
      <text:p text:style-name="P25"/>
      <text:p text:style-name="P25">Délai pour envoyer une trame = Délai de propagation/2 + Taille Paquet/Débit</text:p>
      <text:p text:style-name="P27"><text:span text:style-name="T22">= 20*10⁻⁶ s + 570/1250000 s = 2</text:span><text:span text:style-name="T23">0</text:span><text:span text:style-name="T22"> x 10⁻⁶ + 456 x 10⁻⁶ s</text:span></text:p>
      <text:p text:style-name="P25">= 4<text:span text:style-name="T23">76</text:span> x 10⁻⁶ s</text:p>
      <text:p text:style-name="P25"/>
      <text:p text:style-name="P28">Délai d’attente <text:span text:style-name="T22">inter-trame</text:span> : <text:span text:style-name="T22">9,6 x 10⁻⁶</text:span></text:p>
      <text:p text:style-name="P25"/>
      <text:p text:style-name="P25">L’ACK prend ensuite le temps suivant :</text:p>
      <text:p text:style-name="P25">Délai pour envoyer un ACK = Délai de propagation/2 + Taille Paquet/Débit</text:p>
      <text:p text:style-name="P25"><text:soft-page-break/>= 20*10⁻⁶ s + 58/1250000s = 2<text:span text:style-name="T23">0</text:span> x 10⁻⁶ + 46,4 x 10⁻⁶ s</text:p>
      <text:p text:style-name="P27"><text:span text:style-name="T22">= </text:span><text:span text:style-name="T23">66,4</text:span><text:span text:style-name="T22"> x 10⁻⁶ s</text:span></text:p>
      <text:p text:style-name="P26"/>
      <text:p text:style-name="P28">Délai d’attente <text:span text:style-name="T22">inter-trame</text:span> : <text:span text:style-name="T22">9,6 x 10⁻⁶</text:span></text:p>
      <text:p text:style-name="P28"/>
      <text:p text:style-name="P25">On a donc un délai total pour envoyer 1 paquet (et sa réponse) de 5<text:span text:style-name="T23">61</text:span>,<text:span text:style-name="T23">6</text:span>x10⁻⁶ s</text:p>
      <text:p text:style-name="P27"><text:span text:style-name="T22">Or donc, on a un débit d’environ </text:span><text:span text:style-name="T24">1781</text:span><text:span text:style-name="T22"> paquets par seconde.</text:span></text:p>
      <text:p text:style-name="P25">Soit environ <text:span text:style-name="T23">9</text:span><text:span text:style-name="T24">11680 </text:span>o/s</text:p>
      <text:p text:style-name="P28">Soit environ 7,<text:span text:style-name="T24">293 </text:span>Mbps</text:p>
      <text:p text:style-name="P19"/>
      <text:h text:style-name="Heading_20_2" text:outline-level="2">Exercice 2 – Protocole TCP</text:h>
      <text:p text:style-name="P2">1) Le paquet 3 contient 1448 octets de données TCP, vu la Len du paquet.</text:p>
      <text:p text:style-name="P2">Le paquet 4 ne contient pas de données (Len=0) car il correspond à un Acquittement envoyé par le récepteur du paquet 3.</text:p>
      <text:p text:style-name="P2">Son numéro d’acquittement relatif est égal au Seq du paquet précédent (0) + la Len du paquet précédent (1448), donc 0+1448=1448.</text:p>
      <text:p text:style-name="P2"/>
      <text:p text:style-name="P2">2) <text:span text:style-name="T18">O</text:span><text:span text:style-name="T19">n suppose que la colonne Time correspond au temps écoulé depuis la réception du paquet 1. Ainsi, on peut mesurer le RTT en regardant le temps écoulé entre l’émission d’un paquet, et la réception de son acquittement. Par exemple :</text:span></text:p>
      <text:p text:style-name="P29"><text:span text:style-name="T16">Entre 3 et 4 : RTT = 0,112607 – 0,000228 </text:span><text:span text:style-name="T20">= 0,112379</text:span></text:p>
      <text:p text:style-name="P29"><text:span text:style-name="T16">Entre 6 et 7 : RTT = 0,232606 – 0,112714 </text:span><text:span text:style-name="T20">= 0,119892</text:span></text:p>
      <text:p text:style-name="P29"><text:span text:style-name="T16">Entre 11 et 13 : RTT = 0,352709 – 0,232737 </text:span><text:span text:style-name="T20">= 0,119972</text:span></text:p>
      <text:p text:style-name="P31"><text:span text:style-name="T20">E</text:span><text:span text:style-name="T16">ntre 33 et 35 : RTT = 5,514987 – 5,392856 = 0,122131</text:span></text:p>
      <text:p text:style-name="P32"><text:span text:style-name="T16">Entre 34 et 38 : RTT = 5,515114 – 5,392874 = 0,12224</text:span></text:p>
      <text:p text:style-name="P30"><text:span text:style-name="T16">Ce temps est donc </text:span><text:span text:style-name="T21">relativement </text:span><text:span text:style-name="T16">constant (au </text:span><text:span text:style-name="T21">dixième</text:span><text:span text:style-name="T16"> de seconde près).</text:span></text:p>
      <text:p text:style-name="P1"/>
      <text:p text:style-name="P4">3) <text:span text:style-name="T4">Le mécanisme de contrôle de flux de TCP repose sur un système de tampon (buffer en anglais). Lorsqu’un paquet est émis de A à B, B ajoute ce paquet au bout de son buffer et acquitte cette réception, en ajoutant la taille restante disponible dans ce buffer. Si jamais ce buffer est plein, A ne doit pas réémettre de paquet jusqu’à la réception d’un autre acquittement indiquant le contraire.</text:span></text:p>
      <text:p text:style-name="P4"/>
      <text:p text:style-name="P5"><text:span text:style-name="T5">4</text:span>) Lorsque le paquet 27 est envoyé par A, B envoie un acquittement (paquet 30) indiquant que son buffer de réception est complet (Win=544). Ainsi, A attend un autre acquittement pour le même paquet (Ack=20272) avec une taille de buffer disponible suffisante (Win=33304) pour continuer la transmission.</text:p>
      <text:p text:style-name="P6">Le paquet 31 est un nouvel envoi de l’acquittement du paquet 27 (le même que le paquet 30, d’où la mention Dup Ack) qui indique que la fenêtre est de nouveau suffisante pour que A envoie des paquets. On peut supposer que l’application tournant sur B a eu le temps d’analyser les données contenues dans le buffer, entraînant l’envoi de ce paquet.</text:p>
      <text:p text:style-name="P7"><text:span text:style-name="T6">5) En cas d’erreur, TCP renvoie le(s) paquet(s) </text:span><text:span text:style-name="T7">erronés. L’émetteur garde une trace des paquets émis dans un buffer. Ainsi, si il reçoit une demande d’envoi à partir d’un numéro de séquence donné, il enverra les paquets dans le buffer à partir de ce numéro de séquence.</text:span></text:p>
      <text:p text:style-name="P7"><text:span text:style-name="T9">Où retrouve t-on la taille du buffer d’émission sur la courbe ?</text:span> <text:span text:style-name="T8">Aucune idée</text:span></text:p>
      <text:p text:style-name="P8">6) Ici, non, puisque l’ont remarque que c’est un problème de taille de buffer et pas de congestion du réseau.</text:p>
      <text:p text:style-name="P7"/>
      <text:h text:style-name="Heading_20_2" text:outline-level="2"><text:soft-page-break/>Exercice 3 : Protocole TCP</text:h>
      <text:p text:style-name="P10"><text:span text:style-name="T10">1) ARP nous permet de nous « faire passer » pour n’importe quelle adresse IP. Si quelqu’un envoit une requête ARP pour obtenir l’adresse MAC d’une IP donnée, on peut répondre (vu que la requête est envoyée sur le broadcast) avec notre propre adresse MAC pour nous faire passer pour cette machine. </text:span><text:span text:style-name="T15">(On parle d’</text:span><text:span text:style-name="T10">ARP Spoofing </text:span><text:span text:style-name="T15">ou Poisoning)</text:span><text:span text:style-name="T10">.</text:span></text:p>
      <text:p text:style-name="P9">Cette technique est limitée, car si une autre machine répond après nous à la requête, elle reprendra son identité <text:span text:style-name="T11">(et nous ne recevrons plus ses paquets)</text:span>.</text:p>
      <text:p text:style-name="P7"/>
      <text:p text:style-name="P11">2) 1 seule, car on suppose que 1 adresse MAC = 1 adresse IP. Ça repose sur une relation de confiance entre toutes les machines d’un réseau, on suppose que personne ne va tenter de se faire passer pour quelqu’un d’autre.</text:p>
      <text:p text:style-name="P1"/>
      <text:p text:style-name="P11">3) Le broadcast en 255.255.255.255</text:p>
      <text:p text:style-name="P12">(De ce que j’ai compris du débat sur le drive, la discussion s’orientait sur le fait qu’il fallait utilise l’adresse MAC ff:ff:ff:ff:ff:ff et non pas une adresse IP. Ils ont l’air de s’être accordé sur le fait que DHCP est un protocole de couche 7 (Application), et que donc on doit reposer sur une adresse IP et non MAC).</text:p>
      <text:p text:style-name="P11"/>
      <text:p text:style-name="P11">4.a) HTTP est un protocole (ayant pour but le transfert d’hypertexte), HTML est un langage (Hyper-Text Markup Language).</text:p>
      <text:p text:style-name="P11">4.b) Ethernet est un protocole de réseau local (couche Lien), Internet est un ensemble de réseaux (on peut dire un réseau de réseaux).</text:p>
      <text:p text:style-name="P11">4.c) 802.3 &lt;=&gt; Ethernet =&gt; Câblage filaire.</text:p>
      <text:p text:style-name="P11">Wifi =&gt; « Câblage » aérien, on utilise les ondes radios.</text:p>
      <text:p text:style-name="P11">Ils sont tous les deux à la couche 2.</text:p>
      <text:p text:style-name="P11"/>
      <text:p text:style-name="P13">5) Chaque hôte d’un réseau soit connaître le routeur par lequel il fait sortir les paquets pour atteindre le réseau externe, et donc ainsi avoir une table des réseaux et des routeurs. Il a donc bien besoin d’une table de routage locale, même s’il n’a qu’une seule <text:span text:style-name="T15">interface</text:span> réseau.</text:p>
      <text:p text:style-name="P13"/>
      <text:p text:style-name="P14">6.a) Tout va bien, la machine a correctement répondu à notre requête.</text:p>
      <text:p text:style-name="P14">6.b) Timeout, la machine destinataire a pris trop de temps à répondre. On reçoit donc une réponse du routeur indiquant qu’il a détruit le paquet. On en déduit que le destinataire est connecté, mais que le réseau est encombré.</text:p>
      <text:p text:style-name="P14">6.c) Aucun itinéraire valide n’existe dans le réseau pour délivrer le message au destinataire. Le routeur répond donc qu’il ne peux rien faire.</text:p>
      <text:p text:style-name="P14">6.d) On reçoit une réponse du routeur indiquant qu’il a détruit le paquet, parce qu’il n’a pas réussi à délivrer le paquet. On en déduit que la machine destinataire est inaccessible.</text:p>
      <text:p text:style-name="P14">6.e) Le paquet n’a même pas pu atteindre le routeur. Soit on est pas connecté au réseau, soit l’envoi a été bloqué (pare-feu…).</text:p>
      <text:p text:style-name="P14"/>
      <text:p text:style-name="P14">7) </text:p>
      <text:p text:style-name="P15">10010011.10110001.01001101.00000111 (adresse <text:s/>) 147.177.77.7</text:p>
      <text:p text:style-name="P15">11111111.11111111.11110000.00000000 (<text:span text:style-name="T13">m</text:span>asque <text:s text:c="2"/>) 255.255.240.0</text:p>
      <text:p text:style-name="P16">10010011.10110001.01000000.00000000 (<text:span text:style-name="T12">r</text:span>éseau <text:s text:c="2"/>) 147.177.64.0</text:p>
      <text:p text:style-name="P15">10010011.10110001.01001111.11111111 (broadcast) 147.177.79.255</text:p>
      <text:p text:style-name="P1"/>
      <text:p text:style-name="P18">Les adresses de réseau local possibles vont de 147.177.64.1 à 147.177.79.254</text:p>
      <text:p text:style-name="P18">Cela fait 2¹² possibilités, soit 4096 adresses disponibles, moins les adresses réservées (broadcast...), ça fait 4094 adresses.</text:p>
      <text:p text:style-name="P18"/>
      <text:p text:style-name="P17">10010011.10110001.01001101.00000111 (adresse <text:s/>) 147.177.77.7</text:p>
      <text:p text:style-name="P17">11111111.11111111.11111100.00000000 (masque <text:s text:c="2"/>) 255.255.252.0</text:p>
      <text:p text:style-name="P17"><text:soft-page-break/>10010011.10110001.01001100.00000000 (réseau <text:s text:c="2"/>) 147.177.76.0</text:p>
      <text:p text:style-name="P17">10010011.10110001.01001111.11111111 (broadcast) 147.177.79.255</text:p>
      <text:p text:style-name="P18"/>
      <text:p text:style-name="P18">Les adresses de réseau local possibles vont de 147.177.<text:span text:style-name="T14">7</text:span>6.1 à 147.177.79.254</text:p>
      <text:p text:style-name="P18">Cela fait 2¹<text:span text:style-name="T14">⁰</text:span> possibilités, soit <text:span text:style-name="T14">102</text:span>4 adresses disponibles, moins les adresses réservées (broadcast...), ça fait <text:span text:style-name="T14">1022</text:span> adresses.</text:p>
      <text:p text:style-name="P18"/>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serif" svg:font-family="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6994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2T12:37:09.502668515</meta:creation-date>
    <dc:date>2020-05-12T15:31:42.209297906</dc:date>
    <meta:editing-duration>PT1H22M32S</meta:editing-duration>
    <meta:editing-cycles>17</meta:editing-cycles>
    <meta:generator>LibreOffice/6.4.3.2$Linux_X86_64 LibreOffice_project/40$Build-2</meta:generator>
    <meta:document-statistic meta:table-count="0" meta:image-count="0" meta:object-count="0" meta:page-count="4" meta:paragraph-count="83" meta:word-count="1452" meta:character-count="8433" meta:non-whitespace-character-count="7059"/>
  </office:meta>
</office:document-meta>
</file>